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7.962cm"/>
    </style:style>
    <style:style style:name="Table1.B" style:family="table-column">
      <style:table-column-properties style:column-width="7.9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2" style:family="table">
      <style:table-properties style:width="15.901cm" fo:margin-left="-0.206cm" fo:margin-top="0cm" fo:margin-bottom="0cm" table:align="left"/>
    </style:style>
    <style:style style:name="Table2.A" style:family="table-column">
      <style:table-column-properties style:column-width="8.096cm"/>
    </style:style>
    <style:style style:name="Table2.B" style:family="table-column">
      <style:table-column-properties style:column-width="7.80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color="#0000ff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Title" style:master-page-name="Standard">
      <style:paragraph-properties fo:margin-top="0cm" fo:margin-bottom="0.106cm" loext:contextual-spacing="false" fo:text-align="center" style:justify-single-word="false" style:page-number="1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color="#0000ff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color="#0000ff" fo:background-color="#ed1c24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9pt" fo:font-weight="bold" style:font-size-asian="9pt" style:font-weight-asian="bold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9pt" fo:font-weight="bold" fo:background-color="#ed1c24" style:font-size-asian="9pt" style:font-weight-asian="bold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font-weight="bold" fo:background-color="#ed1c24" style:font-weight-asian="bold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fo:background-color="#ed1c24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background-color="#ed1c24"/>
    </style:style>
    <style:style style:name="P14" style:family="paragraph" style:parent-style-name="Heading_20_2" style:list-style-name="WWNum1">
      <style:paragraph-properties fo:margin-left="1.27cm" fo:margin-right="0cm" fo:margin-top="0.635cm" fo:margin-bottom="0.212cm" loext:contextual-spacing="true" fo:text-align="justify" style:justify-single-word="false" fo:text-indent="-0.635cm" style:auto-text-indent="false"/>
      <style:text-properties fo:font-weight="bold" style:font-weight-asian="bold"/>
    </style:style>
    <style:style style:name="P15" style:family="paragraph" style:parent-style-name="Heading_20_2" style:list-style-name="WWNum1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16" style:family="paragraph" style:parent-style-name="Heading_20_2" style:list-style-name="WWNum1">
      <style:paragraph-properties fo:margin-left="1.27cm" fo:margin-right="0cm" fo:text-align="justify" style:justify-single-word="false" fo:text-indent="-0.635cm" style:auto-text-indent="false"/>
      <style:text-properties fo:font-weight="bold" fo:background-color="#ed1c24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hqay2jgm4w79"/>Template de Relatório de Encerramento de Projeto</text:p>
      <text:p text:style-name="P1"/>
      <text:list xml:id="list2093307952" text:style-name="WWNum1">
        <text:list-item>
          <text:p text:style-name="P14"><text:bookmark text:name="_tcglyva17ehb"/>Configuração do Produto Entregue</text:p>
        </text:list-item>
      </text:list>
      <text:p text:style-name="P2">Nesta seção são listados todos itens que formam a configuração final do produto entregue.</text:p>
      <text:p text:style-name="P2"/>
      <text:p text:style-name="P4">&lt;Incluir uma lista itemizada, em que cada item corresponde a um item de configuração do software entregue. Para cada item é preciso informar seu nome e sua versão ao fim do projeto.&gt;</text:p>
      <text:list xml:id="list82130781258231" text:continue-numbering="true" text:style-name="WWNum1">
        <text:list-item>
          <text:p text:style-name="P15"><text:bookmark text:name="_e3xrgn942kjk"/>Análise de escopo de produto</text:p>
        </text:list-item>
      </text:list>
      <text:p text:style-name="P2">Nesta seção é feita uma análise do cumprimento do escopo do produto. Na Tabela 1 são apresentados todos os itens de escopo planejados para serem finalizados no projeto, bem como seu status.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Item de escopo</text:p>
          </table:table-cell>
          <table:table-cell table:style-name="Table1.A1" office:value-type="string">
            <text:p text:style-name="P5">Status</text:p>
          </table:table-cell>
        </table:table-row>
        <table:table-row table:style-name="Table1.1">
          <table:table-cell table:style-name="Table1.A1" office:value-type="string">
            <text:p text:style-name="P4">&lt;Identificador do item de escopo. Um item de escopo pode ser uma descrição de alto nível da funcionalidade a entregar ou uma estória&gt;</text:p>
          </table:table-cell>
          <table:table-cell table:style-name="Table1.A1" office:value-type="string">
            <text:p text:style-name="P4">&lt;Há apenas dois estados possíveis: implementado(a) ou não implementado(a)&gt;</text:p>
          </table:table-cell>
        </table:table-row>
      </table:table>
      <text:p text:style-name="P9">Tabela 1 - Status de implementação dos itens do escopo.</text:p>
      <text:list xml:id="list82131584189695" text:continue-numbering="true" text:style-name="WWNum1">
        <text:list-item>
          <text:p text:style-name="P16"><text:bookmark text:name="_kcwuhs7xey7g"/>Comparação entre plano e execução</text:p>
        </text:list-item>
      </text:list>
      <text:p text:style-name="P12">Nesta seção é feita uma comparação da execução do projeto, em relação ao plano de projeto. O foco é na análise dos compromissos do projeto: escopo do produto, prazo e custo/esforço. Cada um destes itens é analisado na Tabela 2.</text:p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Métrica</text:p>
          </table:table-cell>
          <table:table-cell table:style-name="Table2.A1" office:value-type="string">
            <text:p text:style-name="P11">Resultado</text:p>
          </table:table-cell>
        </table:table-row>
        <table:table-row table:style-name="Table2.1">
          <table:table-cell table:style-name="Table2.A1" office:value-type="string">
            <text:p text:style-name="P8">&lt;Inserir uma métrica de satisfação do escopo, como o percentual de itens de escopo implementado&gt;</text:p>
          </table:table-cell>
          <table:table-cell table:style-name="Table2.A1" office:value-type="string">
            <text:p text:style-name="P8">&lt;Valor final medido para a métrica&gt;</text:p>
          </table:table-cell>
        </table:table-row>
        <table:table-row table:style-name="Table2.1">
          <table:table-cell table:style-name="Table2.A1" office:value-type="string">
            <text:p text:style-name="P8">&lt;Inserir uma métrica de cumprimento do prazo, como o percentual de variação entre o prazo real e o prazo estimado&gt;</text:p>
          </table:table-cell>
          <table:table-cell table:style-name="Table2.A1" office:value-type="string">
            <text:p text:style-name="P8">&lt;Valor final medido para a métrica&gt;</text:p>
          </table:table-cell>
        </table:table-row>
        <table:table-row table:style-name="Table2.1">
          <table:table-cell table:style-name="Table2.A1" office:value-type="string">
            <text:p text:style-name="P8">&lt;Inserir uma métrica de cumprimento de custos/esforço, como o percentual de variação entre o custo/esforço real e o custo/esforço planejado&gt;</text:p>
          </table:table-cell>
          <table:table-cell table:style-name="Table2.A1" office:value-type="string">
            <text:p text:style-name="P8">&lt;Valor final medido para a métrica&gt;</text:p>
          </table:table-cell>
        </table:table-row>
      </table:table>
      <text:p text:style-name="P10">Tabela 2 - Comparação entre planejado e real.</text:p>
      <text:p text:style-name="P3"><text:soft-page-break/></text:p>
      <text:list xml:id="list82131389637162" text:continue-numbering="true" text:style-name="WWNum1">
        <text:list-item>
          <text:p text:style-name="P15"><text:bookmark text:name="_ej7yz3sd54vi"/>Parecer de encerramento</text:p>
        </text:list-item>
      </text:list>
      <text:p text:style-name="P2">Diante do exposto nas seções anteriores do presente relatório, o projeto atual foi considerado finalizado, tendo o produto entregue sido considerado <text:span text:style-name="T2">&lt;aceito ou rejeitado&gt;</text:span> pelo(a) patrocinador(a) do projeto. <text:span text:style-name="T1">Outras observações</text:span></text:p>
      <text:p text:style-name="P4">&lt;Se houver outros comentários sobre o andamento do projeto, esta é a seção para fazê-los.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6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9-03-11T08:21:30.124000000</dc:date>
    <meta:editing-duration>PT4M34S</meta:editing-duration>
    <meta:editing-cycles>1</meta:editing-cycles>
    <meta:document-statistic meta:table-count="2" meta:image-count="0" meta:object-count="0" meta:page-count="2" meta:paragraph-count="25" meta:word-count="320" meta:character-count="1972" meta:non-whitespace-character-count="1681"/>
  </office:meta>
</office:document-meta>
</file>